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BoldMT1" svg:font-family="Arial-BoldMT"/>
    <style:font-face style:name="Tahoma1" svg:font-family="Tahoma"/>
    <style:font-face style:name="Arial-ItalicMT1" svg:font-family="Arial-ItalicMT" style:font-family-generic="script"/>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ArialNarrow" svg:font-family="ArialNarrow" style:font-family-generic="swiss"/>
    <style:font-face style:name="Impact" svg:font-family="Impact" style:font-family-generic="swiss"/>
    <style:font-face style:name="CourierNewPSMT" svg:font-family="CourierNewPSMT"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Impact" fo:font-size="10pt" style:font-name-asian="Impact" style:font-size-asian="10pt" style:font-name-complex="Impact" style:font-size-complex="10pt"/>
    </style:style>
    <style:style style:name="P2" style:family="paragraph" style:parent-style-name="Standard">
      <style:paragraph-properties fo:text-align="start" style:justify-single-word="false" style:text-autospace="none"/>
      <style:text-properties fo:color="#000000" style:font-name="ArialMT" fo:font-size="8pt" style:font-name-asian="ArialMT" style:font-size-asian="8pt" style:font-name-complex="ArialMT" style:font-size-complex="8pt"/>
    </style:style>
    <style:style style:name="P3" style:family="paragraph" style:parent-style-name="Standard">
      <style:paragraph-properties fo:text-align="start" style:justify-single-word="false" style:text-autospace="none"/>
      <style:text-properties fo:color="#000000" style:font-name="ArialNarrow" fo:font-size="9pt" style:font-name-asian="ArialNarrow" style:font-size-asian="9pt" style:font-name-complex="ArialNarrow" style:font-size-complex="9pt"/>
    </style:style>
    <style:style style:name="P4" style:family="paragraph" style:parent-style-name="Standard">
      <style:paragraph-properties fo:text-align="start" style:justify-single-word="false" style:text-autospace="none"/>
      <style:text-properties fo:color="#231f20" style:font-name="Impact" fo:font-size="24pt" style:font-name-asian="Impact" style:font-size-asian="24pt" style:font-name-complex="Impact" style:font-size-complex="24pt"/>
    </style:style>
    <style:style style:name="P5" style:family="paragraph" style:parent-style-name="Standard">
      <style:paragraph-properties fo:text-align="start" style:justify-single-word="false" style:text-autospace="none"/>
      <style:text-properties fo:color="#231f20" style:font-name="ArialNarrow" fo:font-size="10pt" style:font-name-asian="ArialNarrow" style:font-size-asian="10pt" style:font-name-complex="ArialNarrow" style:font-size-complex="10pt"/>
    </style:style>
    <style:style style:name="P6" style:family="paragraph" style:parent-style-name="Standard">
      <style:paragraph-properties fo:text-align="start" style:justify-single-word="false" style:text-autospace="none"/>
      <style:text-properties fo:color="#231f20" style:font-name="ArialMT" fo:font-size="9pt" style:font-name-asian="ArialMT" style:font-size-asian="9pt" style:font-name-complex="ArialMT" style:font-size-complex="9pt"/>
    </style:style>
    <style:style style:name="P7" style:family="paragraph" style:parent-style-name="Standard">
      <style:paragraph-properties fo:text-align="start" style:justify-single-word="false" style:text-autospace="none"/>
      <style:text-properties fo:color="#231f20" style:font-name="ArialMT" fo:font-size="8pt" style:font-name-asian="ArialMT" style:font-size-asian="8pt" style:font-name-complex="ArialMT" style:font-size-complex="8pt"/>
    </style:style>
    <style:style style:name="P8" style:family="paragraph" style:parent-style-name="Standard">
      <style:paragraph-properties fo:text-align="start" style:justify-single-word="false" style:text-autospace="none"/>
      <style:text-properties fo:color="#231f20" style:font-name="ArialMT" fo:font-size="10pt" style:font-name-asian="ArialMT" style:font-size-asian="10pt" style:font-name-complex="ArialMT" style:font-size-complex="10pt"/>
    </style:style>
    <style:style style:name="P9" style:family="paragraph" style:parent-style-name="Standard">
      <style:paragraph-properties fo:text-align="start" style:justify-single-word="false" style:text-autospace="none"/>
      <style:text-properties fo:color="#231f20" style:font-name="Arial-BoldMT" fo:font-size="11pt" fo:font-weight="bold" style:font-name-asian="Arial-BoldMT" style:font-size-asian="11pt" style:font-weight-asian="bold" style:font-name-complex="Arial-BoldMT" style:font-size-complex="11pt" style:font-weight-complex="bold"/>
    </style:style>
    <style:style style:name="P10" style:family="paragraph" style:parent-style-name="Standard">
      <style:paragraph-properties fo:text-align="start" style:justify-single-word="false" style:text-autospace="none"/>
      <style:text-properties fo:color="#231f20" style:font-name="Arial-BoldMT" fo:font-size="10pt" fo:font-weight="bold" style:font-name-asian="Arial-BoldMT" style:font-size-asian="10pt" style:font-weight-asian="bold" style:font-name-complex="Arial-BoldMT" style:font-size-complex="10pt" style:font-weight-complex="bold"/>
    </style:style>
    <style:style style:name="P11" style:family="paragraph" style:parent-style-name="Standard">
      <style:paragraph-properties fo:text-align="start" style:justify-single-word="false" style:text-autospace="none"/>
      <style:text-properties fo:color="#231f20" style:font-name="Arial-BoldMT" fo:font-size="10pt" style:font-name-asian="Arial-BoldMT" style:font-size-asian="10pt" style:font-name-complex="Arial-BoldMT" style:font-size-complex="10pt"/>
    </style:style>
    <style:style style:name="P12" style:family="paragraph" style:parent-style-name="Standard">
      <style:paragraph-properties fo:text-align="start" style:justify-single-word="false" style:text-autospace="none"/>
      <style:text-properties fo:color="#231f20" style:font-name="Arial-BoldMT" fo:font-size="9pt" fo:font-weight="bold" style:font-name-asian="Arial-BoldMT" style:font-size-asian="9pt" style:font-weight-asian="bold" style:font-name-complex="Arial-BoldMT" style:font-size-complex="9pt" style:font-weight-complex="bold"/>
    </style:style>
    <style:style style:name="P13" style:family="paragraph" style:parent-style-name="Standard">
      <style:paragraph-properties fo:text-align="start" style:justify-single-word="false" style:text-autospace="none"/>
      <style:text-properties fo:color="#231f20" style:font-name="Arial-ItalicMT" fo:font-size="10pt" fo:font-style="italic" style:font-name-asian="Arial-ItalicMT" style:font-size-asian="10pt" style:font-style-asian="italic" style:font-name-complex="Arial-ItalicMT" style:font-size-complex="10pt" style:font-style-complex="italic"/>
    </style:style>
    <style:style style:name="P14" style:family="paragraph" style:parent-style-name="Standard">
      <style:paragraph-properties fo:text-align="start" style:justify-single-word="false" style:text-autospace="none"/>
      <style:text-properties fo:color="#231f20" style:font-name="Arial-BoldMT1" fo:font-size="11pt" fo:font-weight="bold" style:font-name-asian="Arial-BoldMT1" style:font-size-asian="11pt" style:font-weight-asian="bold" style:font-name-complex="Arial-BoldMT1" style:font-size-complex="11pt" style:font-weight-complex="bold"/>
    </style:style>
    <style:style style:name="P15" style:family="paragraph" style:parent-style-name="Standard">
      <style:paragraph-properties fo:text-align="start" style:justify-single-word="false" style:text-autospace="none"/>
      <style:text-properties fo:color="#244090" style:font-name="CourierNewPSMT" fo:font-size="8pt" style:font-name-asian="CourierNewPSMT" style:font-size-asian="8pt" style:font-name-complex="CourierNewPSMT" style:font-size-complex="8pt"/>
    </style:style>
    <style:style style:name="P16" style:family="paragraph" style:parent-style-name="Standard">
      <style:paragraph-properties fo:text-align="start" style:justify-single-word="false" style:text-autospace="none"/>
      <style:text-properties fo:color="#231f20" style:font-name="ArialMT" fo:font-size="9pt" style:font-name-asian="ArialMT" style:font-size-asian="9pt" style:font-name-complex="ArialMT" style:font-size-complex="9pt"/>
    </style:style>
    <style:style style:name="P17" style:family="paragraph" style:parent-style-name="Standard">
      <style:paragraph-properties fo:text-align="start" style:justify-single-word="false" style:text-autospace="none"/>
      <style:text-properties fo:color="#231f20" style:font-name="ArialMT" fo:font-size="10pt" style:font-name-asian="ArialMT" style:font-size-asian="10pt" style:font-name-complex="ArialMT" style:font-size-complex="10pt"/>
    </style:style>
    <style:style style:name="P18" style:family="paragraph" style:parent-style-name="Standard">
      <style:paragraph-properties fo:text-align="start" style:justify-single-word="false" style:text-autospace="none"/>
      <style:text-properties fo:color="#231f20" style:font-name="Arial-ItalicMT" fo:font-size="9pt" fo:font-style="italic" style:font-name-asian="Arial-ItalicMT" style:font-size-asian="9pt" style:font-style-asian="italic" style:font-name-complex="Arial-ItalicMT" style:font-size-complex="9pt" style:font-style-complex="italic"/>
    </style:style>
    <style:style style:name="T1" style:family="text">
      <style:text-properties fo:color="#231f20"/>
    </style:style>
    <style:style style:name="T2" style:family="text">
      <style:text-properties fo:color="#231f20" style:font-name="ArialMT" style:font-name-asian="ArialMT" style:font-name-complex="ArialMT"/>
    </style:style>
    <style:style style:name="T3" style:family="text">
      <style:text-properties fo:color="#231f20" style:font-name="Arial-BoldMT" fo:font-size="9pt" fo:font-weight="bold" style:font-name-asian="Arial-BoldMT" style:font-size-asian="9pt" style:font-weight-asian="bold" style:font-name-complex="Arial-BoldMT" style:font-size-complex="9pt" style:font-weight-complex="bold"/>
    </style:style>
    <style:style style:name="T4" style:family="text">
      <style:text-properties fo:color="#231f20" style:font-name="Arial-BoldMT" fo:font-weight="bold" style:font-name-asian="Arial-BoldMT" style:font-weight-asian="bold" style:font-name-complex="Arial-BoldMT" style:font-weight-complex="bold"/>
    </style:style>
    <style:style style:name="T5" style:family="text">
      <style:text-properties fo:color="#231f20" style:font-name="Arial-ItalicMT" fo:font-size="9pt" fo:font-style="italic" style:font-name-asian="Arial-ItalicMT" style:font-size-asian="9pt" style:font-style-asian="italic" style:font-name-complex="Arial-ItalicMT" style:font-size-complex="9pt" style:font-style-complex="italic"/>
    </style:style>
    <style:style style:name="T6" style:family="text">
      <style:text-properties fo:color="#231f20" style:font-name="Arial-ItalicMT1" fo:font-size="9pt" fo:font-style="italic" style:font-name-asian="Arial-ItalicMT1" style:font-size-asian="9pt" style:font-style-asian="italic" style:font-name-complex="Arial-ItalicMT1" style:font-size-complex="9pt" style:font-style-complex="italic"/>
    </style:style>
    <style:style style:name="T7" style:family="text">
      <style:text-properties style:font-name="Arial-BoldMT" fo:font-weight="bold" style:font-name-asian="Arial-BoldMT" style:font-weight-asian="bold" style:font-name-complex="Arial-BoldMT" style:font-weight-complex="bold"/>
    </style:style>
    <style:style style:name="T8" style:family="text">
      <style:text-properties style:font-name="Arial-ItalicMT" fo:font-style="italic" style:font-name-asian="Arial-ItalicMT" style:font-style-asian="italic" style:font-name-complex="Arial-ItalicMT" style:font-style-complex="italic"/>
    </style:style>
    <style:style style:name="T9" style:family="text">
      <style:text-properties fo:font-size="9pt" style:font-size-asian="9pt" style:font-size-complex="9pt"/>
    </style:style>
    <style:style style:name="T10" style:family="text">
      <style:text-properties style:font-name="Arial-BoldItalicMT" fo:font-size="9pt" fo:font-style="italic" fo:font-weight="bold" style:font-name-asian="Arial-BoldItalicMT" style:font-size-asian="9pt" style:font-style-asian="italic" style:font-weight-asian="bold" style:font-name-complex="Arial-BoldItalicMT" style:font-size-complex="9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egridade Referencial</text:p>
      <text:p text:style-name="P5">Luiz Paulo de O. Santos</text:p>
      <text:p text:style-name="P5"/>
      <text:p text:style-name="P6">Os bancos de dados relacionais disponibilizam facilidades aos desenvolvedores que os tornam mais produtivos, mais confiáveis, rápidos e consistentes no acesso às informações em tabelas.</text:p>
      <text:p text:style-name="P6"/>
      <text:p text:style-name="P6">Uma dessas facilidades é o recurso de Integridade Referencial (IR).</text:p>
      <text:p text:style-name="P6"/>
      <text:p text:style-name="P6">Quem desenvolveu aplicativos DOS em Clipper deve lembrar bem de como era complicada e lenta a instrução SET RELATION, que “criava” um relacionamento lógico entre tabelas.</text:p>
      <text:p text:style-name="P6"/>
      <text:p text:style-name="P6">No mundo relacional, a integridade referencial feita através de chaves cuida para que os dados estejam sempre consistentes, evitando, por exemplo, o aparecimento de registros órfãos.</text:p>
      <text:p text:style-name="P6"/>
      <text:p text:style-name="P6">Vejamos os tipos de chave disponíveis:</text:p>
      <text:p text:style-name="P6"/>
      <text:p text:style-name="P9">Chave Primária</text:p>
      <text:p text:style-name="P6">Utilizada para identificar um único registro em uma tabela. A chave primária impede que tenhamos mais de um registro com valores iguais nos campos definidos por ela, ou seja, se tornarmos um campo chave primária, não poderemos ter mais de um registro com o mesmo valor nessa coluna.</text:p>
      <text:p text:style-name="P6"/>
      <text:p text:style-name="P6">Por exemplo: Em um cadastro de pessoas, seria interessante tornar o campo CPF como chave primária, pois não queremos ter uma mesma pessoa cadastrada duas vezes. NOME é um exemplo de campo que não deve ser utilizado como chave primária, pois podemos ter diversos homônimos (pessoas diferentes com mesmo nome). Além dessa verificação, a definição de uma chave primária cria automaticamente um índice para os campos envolvidos, o que pode gerar ganho de performance para determinados tipos de consulta nessa tabela.</text:p>
      <text:p text:style-name="P6"/>
      <text:p text:style-name="P6">Supondo que temos a seguinte tabela em um banco de dados:</text:p>
      <text:p text:style-name="P6"/>
      <text:p text:style-name="P2">CODIGO NOME CIDADE SALARIO</text:p>
      <text:p text:style-name="P7">A0001 José da Silva Americana R$ 2.450,00</text:p>
      <text:p text:style-name="P7">A0010 Bárbara Alves Piracicaba R$ 8.310,00</text:p>
      <text:p text:style-name="P7">B1201 Manoela Tavares São Paulo R$ 1.890,00</text:p>
      <text:p text:style-name="P6"/>
      <text:p text:style-name="P6">Na tabela acima, a chave primária é a coluna CODIGO, logo, em situação alguma podemos incluir outro código A0001, A0010 ou B1201. O banco irá recusar toda entrada duplicada.</text:p>
      <text:p text:style-name="P6"/>
      <text:p text:style-name="P9">Chave Estrangeira</text:p>
      <text:p text:style-name="P6">É um tipo de chave criada basicamente para definir um relacionamento entre registros de tabelas diferente, chamado também de relacionamento pai-filho, ou mestre-detalhe, ou mesmo mestre-escravo. No caso, para cada ocorrência</text:p>
      <text:p text:style-name="P6">do registro da tabela mestre (pai), poderá existir nenhum, um ou mais de um registro relacionados na tabela detalhe (filha), definidos pela chave estrangeira. Diferente da chave primária, a chave estrangeira aceita duplicação de conteúdo nas colunas envolvidas. Assim como na chave primária, a definição de uma chave estrangeira acarreta na criação de um índice composto pelos campos definidos pela chave, podendo haver ganho de perfomance em determinadas pesquisas, devido à existência do índice.</text:p>
      <text:p text:style-name="P6"/>
      <text:p text:style-name="P1"><text:span text:style-name="T3">Cuidado! - </text:span><text:span text:style-name="T5">Alguns SGBDs permitem o uso </text:span><text:span text:style-name="T6">da cláusula UNIQUE no momento da definição de </text:span><text:span text:style-name="T5">uma chave estrangeira, o que impedirá duplicidade na chave, fazendo com que somente relacionamentos de 1 para 1 sejam possíveis. Seguindo as formas normais (teoria da normalização de tabelas), num caso como esse deveríamos aglutinar essas duas tabelas em uma única tabela.</text:span></text:p>
      <text:p text:style-name="P18"/>
      <text:p text:style-name="P6">Supondo que temos a seguinte tabela de vendas, abaixo:</text:p>
      <text:p text:style-name="P6"/>
      <text:p text:style-name="P2">NUMVENDA CODPESSOA DATA VALOR</text:p>
      <text:p text:style-name="P7">1 A0001 01/09/2005 R$ 120,00</text:p>
      <text:p text:style-name="P7">2 A0001 02/09/2005 R$ 30,00</text:p>
      <text:p text:style-name="P7">3 A0010 10/09/2005 R$ 210,00</text:p>
      <text:p text:style-name="P7">4 B0010 20/09/2005 R$ 230,00</text:p>
      <text:p text:style-name="P8"/>
      <text:p text:style-name="P8">Observe que a chave primária da tabela acima é a coluna NUMVENDA, definada por um tipo auto-incremento, onde os valores são gerados automaticamente conforme registros forem sendo inseridos. A coluna em vermelho é uma chave estrangeira, onde claramente podemos observar duplicidade, ou “n” ocorrências da chave no decorrer da tabela. No exemplo, a chave estrangeira estaria ligando o campo CODPESSOA da tabela de vendas ao campo CODIGO de uma outra tabela de PESSOAS, através de uma relação de 1 (PESSOAS) para “n” (VENDAS).</text:p>
      <text:p text:style-name="P8"><text:soft-page-break/></text:p>
      <text:p text:style-name="P8">No caso de alterações na tabela “pai”, as tabelas relacionadas sofrerão algum tipo de ação para garantir a consistência do relacionamento. </text:p>
      <text:p text:style-name="P8"/>
      <text:p text:style-name="P8">As ações sempre partem da tabela “pai” para a(s) tabela(s) filha(s), sendo elas:</text:p>
      <text:p text:style-name="P8"/>
      <text:p text:style-name="P1"><text:span text:style-name="T4">1. Nenhuma ação</text:span><text:span text:style-name="T2">.</text:span></text:p>
      <text:p text:style-name="P8">Nessa situação, quando a tabela “pai” (1) sofrer alterações ou exclusões, nenhuma ação automática</text:p>
      <text:p text:style-name="P8">será realizada em relação às tabelas “filhas”. Se você não fizer um tratamento manual para tornar os</text:p>
      <text:p text:style-name="P8">dados consistentes, um erro será retornado, pois estaria gerando registros órfãos.</text:p>
      <text:p text:style-name="P10"/>
      <text:p text:style-name="P11">2. Cascade</text:p>
      <text:p text:style-name="P8">Nesse caso, sempre que a tabela pai sofre exclusões ou alterações, essas mudanças são repassadas</text:p>
      <text:p text:style-name="P8">à(s) tabela(s) filha(s). Se o campo relacionado da tabela “pai” foi alterado, automaticamente o campo</text:p>
      <text:p text:style-name="P8">relacionado nas tabelas filhas será alterado para o mesmo valor, sem a necessidade de implementação de</text:p>
      <text:p text:style-name="P8">nenhum código adicional. Se algum registro da tabela “pai” for excluído, os registros relacionados a ele nas</text:p>
      <text:p text:style-name="P8">tabelas “filhas” também serão removidos. </text:p>
      <text:p text:style-name="P8"/>
      <text:p text:style-name="P10">3. Atribuir NULL</text:p>
      <text:p text:style-name="P8">Caso a tabela “pai” sofra alterações ou exclusões, os campos relacionados da chave estrangeira nas tabelas filhas assumirão o valor NULL, ficando “jogados” na tabela, sem estarem relacionados com qualquer</text:p>
      <text:p text:style-name="P8">registro “pai”. Vale lembrar que NULL não é valor, e sim um estado indefinido. Veja mais a frente o item 5 de “Dicas de otimização de chaves”.</text:p>
      <text:p text:style-name="P8"/>
      <text:p text:style-name="P10">4. Assumir o default</text:p>
      <text:p text:style-name="P8">Nesse caso, com a alteração ou exclusão dos registros “pai”, os campos relacionados nas tabelas filhas</text:p>
      <text:p text:style-name="P8">assumirão um valor default.</text:p>
      <text:p text:style-name="P8"/>
      <text:p text:style-name="P8"><text:span text:style-name="T7">Observação - </text:span><text:span text:style-name="T8">Tanto as chaves primárias como as estrangeiras baseiam-se em índices, ou seja, sua implementação torna-se impossível sem o uso destes. Índices são estruturas organizadas de forma crescente ou decrescente, e que permitem encontrar registros em uma tabela rapidamente, sem precisar percorrê-los um a um. Além disso, os índices podem ajudar na ordenação do</text:span></text:p>
      <text:p text:style-name="P13">resultado das pesquisas (selects), poupando trabalho para o SGBD.</text:p>
      <text:p text:style-name="P13"/>
      <text:p text:style-name="P8">A maioria dos SGBDs atuais possui um <text:span text:style-name="T8">engine </text:span>de pré-processamento de instruções SQL (otimizador), que analisa o código SQL e otimiza sua execução, verificando se é interessante ou não utilizar determinados</text:p>
      <text:p text:style-name="P8">índices para a realização da consulta. Em algumas situações específicas, o otimizador determina que uma varredura seqüencial dos registros é mais rápida do que a utilização de um índice. Alguns SGBDs permitem que o desenvolvedor pré-determine o “plano” de consulta utilizado para uma determina pesquisa, pulando assim a etapa de otimização. </text:p>
      <text:p text:style-name="P8"/>
      <text:p text:style-name="P9">Dicas de otimização de chaves</text:p>
      <text:p text:style-name="P6">É notório e do conhecimento de qualquer desenvolvedor que um projeto mal-feito geralmente gera re-trabalho, e no pior dos casos, precisa ser refeito completamente. Logo, deve-se pensar no que fazer (e como fazer), antes de começar a</text:p>
      <text:p text:style-name="P6">implementar um sistema. Abaixo citarei algumas dicas que podem acelerar o desenvolvimento de um projeto:</text:p>
      <text:p text:style-name="P12"/>
      <text:p text:style-name="P12">1 Use chaves com campos pequenos</text:p>
      <text:p text:style-name="P8"><text:span text:style-name="T9">Principalmente na </text:span><text:span text:style-name="T10">chave primária</text:span><text:span text:style-name="T9">, que tem uma importância muito grande nos bancos de dados relacionais. Quanto menor for o tamanho do campo, mais rápido será o acesso à chave.</text:span></text:p>
      <text:p text:style-name="P12"/>
      <text:p text:style-name="P12">2 Evite campos com tamanhos variáveis</text:p>
      <text:p text:style-name="P6"><text:soft-page-break/>Campos de tamanho fixo são mais indicados para serem chaves primárias. Na maioria dos bancos de dados, o ganho de performance no uso de campos de tamanho fixo é significativo e sensivelmente notado pelos usuários.</text:p>
      <text:p text:style-name="P12"/>
      <text:p text:style-name="P12">3 Evitar excesso de índices</text:p>
      <text:p text:style-name="P6">A indexação acelera as buscas, porém, o excesso de índices definidos em tabelas que sofrem muitas inserções (como tabelas de <text:span text:style-name="T8">logs </text:span>ou de históricos diversos), exclusões ou mesmo alterações do conteúdo de campos que são chaves, poderá gerar perda de performance, pois a estrutura de todos os índices será atualizada a cada alteração sofrida na tabela. Portanto, não saia por aí criando índices a torto e a direito. Estude caso a caso onde um índice é aconselhável ou não.</text:p>
      <text:p text:style-name="P6"/>
      <text:p text:style-name="P12">4 Evitar, sempre que possível, uso de chaves compostas</text:p>
      <text:p text:style-name="P6">Sempre que empregamos chaves compostas (dois ou mais campos), o banco necessita de mais tempo de CPU para processar essas informações, principalmente se os campos forem de conteúdo variável, como proposto no ítem 2. Logo, apesar de ser um recurso bastante interessante e prático para o desenvolvedor, deve ser usado com certo cuidado, principalmente em tabelas onde o conteúdo dos campos que compõe a chave sofre alterações constantemente, e necessitam ser atualizados em <text:span text:style-name="T8">cascade</text:span>.</text:p>
      <text:p text:style-name="P12"/>
      <text:p text:style-name="P12">5 Atribuir NOT NULL para campos que serão empregados como chaves</text:p>
      <text:p text:style-name="P6">Deve-se atribuir NOT NULL para todos os campos que serão empregados como chave. Isso é obrigatório no caso das chaves primárias.</text:p>
      <text:p text:style-name="P6"/>
      <text:p text:style-name="P6">No caso das chaves estrangeiras, tome cuidado principalmente se tiver utilizando a ação mencionada no item 4 mais acima (Atribuir NULL).</text:p>
      <text:p text:style-name="P6"/>
      <text:p text:style-name="P14">Definindo chaves em SQL</text:p>
      <text:p text:style-name="P6">As instruções para criação de chaves primárias e secundárias são básicas em todos os bancos de dados, sofrendo pequenas mudanças de sintaxe de banco para banco. A seguir citaremos como proceder para sua criação, utilizando uma sintaxe tradicional:</text:p>
      <text:p text:style-name="P12"/>
      <text:p text:style-name="P12">Chaves Primárias:</text:p>
      <text:p text:style-name="P6">As chaves primárias são criadas com a instrução:</text:p>
      <text:p text:style-name="P6"/>
      <text:p text:style-name="P15">PRIMARY KEY (campo, [...])</text:p>
      <text:p text:style-name="P6"/>
      <text:p text:style-name="P6">Exemplo:</text:p>
      <text:p text:style-name="P15"/>
      <text:p text:style-name="P15">CREATE TABLE TAB01 (</text:p>
      <text:p text:style-name="P15">col_1 integer not null,</text:p>
      <text:p text:style-name="P15">col_2 integer not null,</text:p>
      <text:p text:style-name="P15">col_3 varchar(2000),</text:p>
      <text:p text:style-name="P15">col_4 varchar(500),</text:p>
      <text:p text:style-name="P15">PRIMARY KEY (col_1, col_2)</text:p>
      <text:p text:style-name="P15">);</text:p>
      <text:p text:style-name="P6"/>
      <text:p text:style-name="P6">A chave primária pode ser montada no instante da criação da tabela (CREATE TABLE) ou incluída depois, com a tabela já existente, através do comando ALTER TABLE.</text:p>
      <text:p text:style-name="P6"/>
      <text:p text:style-name="P12">Chaves estrangeiras</text:p>
      <text:p text:style-name="P6">As chaves estrangeiras são criadas com a instrução:</text:p>
      <text:p text:style-name="P6"/>
      <text:p text:style-name="P15">FOREIGN KEY (campo, [...])</text:p>
      <text:p text:style-name="P15">REFERENCES &lt;tabela&gt; (campo, [...])</text:p>
      <text:p text:style-name="P6"/>
      <text:p text:style-name="P6">Exemplo:</text:p>
      <text:p text:style-name="P15"/>
      <text:p text:style-name="P15">CREATE TABLE TAB02 (</text:p>
      <text:p text:style-name="P15">col_a integer,</text:p>
      <text:p text:style-name="P15">col_b integer,</text:p>
      <text:p text:style-name="P15">col_c varchar(1000),</text:p>
      <text:p text:style-name="P15">FOREIGN KEY (col_a, col_b)</text:p>
      <text:p text:style-name="P15">REFERENCES TAB01 (col_1, col_2)</text:p>
      <text:p text:style-name="P15">);</text:p>
      <text:p text:style-name="P6"/>
      <text:p text:style-name="P6">A chave estrangeira pode ser montada no instante da criação da tabela (CREATE TABLE), ou incluída depois com a tabela já existente através do ALTER TABLE.</text:p>
      <text:p text:style-name="P9"/>
      <text:p text:style-name="P9">Conclusão</text:p>
      <text:p text:style-name="P6">Espero que esse artigo tenha deixado claro para o leitor a importância da integridade referencial, bem como da sua correta implementação.</text:p>
      <text:p text:style-name="P6"><text:soft-page-break/></text:p>
      <text:p text:style-name="P6">Um complemento ao assunto abordado nesse artigo seriam as formas de normalização, mas deixaremos isso para uma outra oportunidade.</text:p>
      <text:p text:style-name="P6"/>
      <text:p text:style-name="P3">Autor - <text:span text:style-name="T1">Luiz Paulo de Oliveira Santos</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BoldMT1" svg:font-family="Arial-BoldMT"/>
    <style:font-face style:name="Tahoma1" svg:font-family="Tahoma"/>
    <style:font-face style:name="Arial-ItalicMT1" svg:font-family="Arial-ItalicMT" style:font-family-generic="script"/>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ArialNarrow" svg:font-family="ArialNarrow" style:font-family-generic="swiss"/>
    <style:font-face style:name="Impact" svg:font-family="Impact" style:font-family-generic="swiss"/>
    <style:font-face style:name="CourierNewPSMT" svg:font-family="CourierNewPSMT"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PT"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08-05-15T19:24:13</meta:creation-date>
    <dc:date>2016-07-18T09:48:49.289700720</dc:date>
    <meta:editing-cycles>6</meta:editing-cycles>
    <meta:editing-duration>PT9M32S</meta:editing-duration>
    <dc:creator>Ribamar </dc:creator>
    <meta:document-statistic meta:table-count="0" meta:image-count="0" meta:object-count="0" meta:page-count="4" meta:paragraph-count="94" meta:word-count="1524" meta:character-count="9723" meta:non-whitespace-character-count="8290"/>
    <meta:user-defined meta:name="Info 1"/>
    <meta:user-defined meta:name="Info 2"/>
    <meta:user-defined meta:name="Info 3"/>
    <meta:user-defined meta:name="Info 4"/>
  </office:meta>
</office:document-meta>
</file>